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" svg:font-family="'Droid Sans', arial, sans-serif"/>
    <style:font-face style:name="Lohit Hindi1" svg:font-family="'Lohit Hindi'"/>
    <style:font-face style:name="Verdana" svg:font-family="Verdana, Arial, Helvetica, sans-serif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style:contextual-spacing="false" style:line-height-at-least="0.476cm" fo:text-align="justify" style:justify-single-word="false" fo:text-indent="0cm" style:auto-text-indent="false" fo:padding="0cm" fo:border="none"/>
      <style:text-properties fo:font-variant="normal" fo:text-transform="none" fo:color="#555555" fo:letter-spacing="normal"/>
    </style:style>
    <style:style style:name="P2" style:family="paragraph" style:parent-style-name="Text_20_body">
      <style:paragraph-properties fo:margin-left="0cm" fo:margin-right="0cm" fo:margin-top="0cm" fo:margin-bottom="0.265cm" style:contextual-spacing="false" style:line-height-at-least="0.476cm" fo:text-align="justify" style:justify-single-word="false" fo:text-indent="0cm" style:auto-text-indent="false" fo:padding="0cm" fo:border="none"/>
      <style:text-properties fo:font-variant="normal" fo:text-transform="none" fo:color="#000000" fo:letter-spacing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style:line-height-at-least="0.476cm" fo:text-align="justify" style:justify-single-word="false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style:line-height-at-least="0.476cm" fo:text-align="justify" style:justify-single-word="false" fo:text-indent="0cm" style:auto-text-indent="false" fo:padding="0cm" fo:border="none"/>
      <style:text-properties officeooo:rsid="001c6f5f" officeooo:paragraph-rsid="001c6f5f"/>
    </style:style>
    <style:style style:name="P5" style:family="paragraph" style:parent-style-name="Text_20_body">
      <style:paragraph-properties fo:margin-left="0cm" fo:margin-right="0cm" fo:margin-top="0cm" fo:margin-bottom="0cm" style:contextual-spacing="false" style:line-height-at-least="0.476cm" fo:text-align="justify" style:justify-single-word="false" fo:text-indent="0cm" style:auto-text-indent="false" fo:break-before="page" fo:padding="0cm" fo:border="none"/>
      <style:text-properties officeooo:rsid="001c6f5f" officeooo:paragraph-rsid="001c6f5f"/>
    </style:style>
    <style:style style:name="P6" style:family="paragraph" style:parent-style-name="Text_20_body" style:list-style-name="L2">
      <style:paragraph-properties fo:margin-top="0cm" fo:margin-bottom="0.265cm" style:contextual-spacing="false" style:line-height-at-least="0.476cm" fo:text-align="justify" style:justify-single-word="false" fo:padding="0cm" fo:border="none"/>
      <style:text-properties fo:font-variant="normal" fo:text-transform="none" fo:color="#555555" style:font-name="Droid Sans" fo:font-size="10.5pt" fo:letter-spacing="normal" fo:font-style="normal" fo:font-weight="normal"/>
    </style:style>
    <style:style style:name="T1" style:family="text">
      <style:text-properties style:font-name="Droid Sans" fo:font-size="10.5pt"/>
    </style:style>
    <style:style style:name="T2" style:family="text">
      <style:text-properties style:font-name="Droid Sans" fo:font-size="10.5pt" fo:font-style="normal" fo:font-weight="normal"/>
    </style:style>
    <style:style style:name="T3" style:family="text">
      <style:text-properties fo:font-variant="normal" fo:text-transform="none" fo:color="#555555" style:font-name="inherit" fo:font-size="10.5pt" fo:letter-spacing="normal" fo:font-style="normal" fo:font-weight="bold"/>
    </style:style>
    <style:style style:name="T4" style:family="text">
      <style:text-properties fo:font-variant="normal" fo:text-transform="none" fo:color="#555555" style:font-name="Droid Sans" fo:font-size="10.5pt" fo:letter-spacing="normal" fo:font-style="normal" fo:font-weight="normal"/>
    </style:style>
    <style:style style:name="T5" style:family="text">
      <style:text-properties fo:font-variant="normal" fo:text-transform="none" fo:color="#6da9de" style:text-line-through-style="none" style:font-name="inherit" fo:font-size="10.5pt" fo:letter-spacing="normal" fo:font-style="normal" style:text-underline-style="none" fo:font-weight="bold" style:text-blinking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El crowdsourcing es un fenómeno relativamente reciente en nuestro país, que tiene su origen en Estados Unidos, y que cada vez cobra más presencia en Internet. Este término, acuñado por el escritor Jeff Howe y el editor de la revista “Wired”, Mark Robinson, surgió como una forma de externalizar trabajos y de aprovechar las mejores ideas de un colectivo en Internet, pero gracias a su éxito se ha transformado en un modelo de negocio en el que ya confían muchas empresas de diferentes sectores de actividad.</text:span></text:p>
      <text:p text:style-name="P1"><text:span text:style-name="T2"/></text:p>
      <text:p text:style-name="P1"><text:span text:style-name="T2"/></text:p>
      <text:p text:style-name="P1"><text:span text:style-name="T2">El crowdsourcing puede ser utilizado para:</text:span></text:p>
      <text:list xml:id="list6949701250949233189" text:style-name="L2">
        <text:list-item>
          <text:p text:style-name="P6">Aumentar las ventas</text:p>
        </text:list-item>
        <text:list-item>
          <text:p text:style-name="P6"><text:s/>Encontrar solución a problemas</text:p>
        </text:list-item>
        <text:list-item>
          <text:p text:style-name="P6">Apoyar la gestión de reputación</text:p>
        </text:list-item>
        <text:list-item>
          <text:p text:style-name="P6">Aportar en la búsqueda de nuevos nichos de mercado</text:p>
        </text:list-item>
        <text:list-item>
          <text:p text:style-name="P6">Conocer la retroalimentación y opiniones de productos y servicios</text:p>
        </text:list-item>
        <text:list-item>
          <text:p text:style-name="P6">Aumentar el conocimiento de los usuarios</text:p>
        </text:list-item>
      </text:list>
      <text:p text:style-name="P3"><text:span text:style-name="Strong_20_Emphasis"><text:span text:style-name="T3">2. Pasos para aplicar una estrategia de crowdsourcing en el marketing</text:span></text:span><text:span text:style-name="T4"> Con base en el artículo </text:span><text:a xlink:type="simple" xlink:href="http://mashable.com/2011/08/17/crowdsourcing-marketing/"><text:span text:style-name="T5">de 5 Tips for Crowdsourcing Your Next Marketing Campaign</text:span></text:a><text:span text:style-name="T4"> publicado en el prestigioso portal Mashable les presento 5 claves para incluir el crowdsourcing en una campaña de marketing:</text:span></text:p>
      <text:p text:style-name="P3"><text:span text:style-name="T4">* </text:span><text:span text:style-name="Strong_20_Emphasis"><text:span text:style-name="T3">Específico.</text:span></text:span><text:span text:style-name="T4"> Se procurar ser muy específico en las ideas que solicitamos de los clientes.</text:span></text:p>
      <text:p text:style-name="P3"><text:span text:style-name="T4">* </text:span><text:span text:style-name="Strong_20_Emphasis"><text:span text:style-name="T3">Incentivos</text:span></text:span><text:span text:style-name="T4">. Es importante crear buenos incentivos para que los usuarios que participen en el programa.</text:span></text:p>
      <text:p text:style-name="P3"><text:span text:style-name="T4">*</text:span><text:span text:style-name="Strong_20_Emphasis"><text:span text:style-name="T4"> </text:span></text:span><text:span text:style-name="Strong_20_Emphasis"><text:span text:style-name="T3">Voluntario</text:span></text:span><text:span text:style-name="T4">. No se debe presionar a los clientes para que participen en el programa ya que los podemos desmotivar.</text:span></text:p>
      <text:p text:style-name="P3"><text:span text:style-name="T4">* </text:span><text:span text:style-name="Strong_20_Emphasis"><text:span text:style-name="T3">Procesamiento de información</text:span></text:span><text:span text:style-name="T4">. Es fundamental tener capacidad para procesar gran cantidad de ideas que entregarán sus clientes participantes.</text:span></text:p>
      <text:p text:style-name="P3"><text:span text:style-name="T4">* </text:span><text:span text:style-name="Strong_20_Emphasis"><text:span text:style-name="T3">Toda idea es importante</text:span></text:span><text:span text:style-name="T4">. Se debe considerar la información suministrada por cada cliente como profesional y muy importante.</text:span></text:p>
      <text:p text:style-name="P3"><text:span text:style-name="Strong_20_Emphasis"><text:span text:style-name="T3">3. Ventajas del uso del crowdsourcing en el marketing digital</text:span></text:span><text:span text:style-name="T4"> Algunas ventajas de utilizar el crowdsourcing en la estrategia de marketing digital son:</text:span></text:p>
      <text:p text:style-name="P3"><text:span text:style-name="T4">*</text:span><text:span text:style-name="Strong_20_Emphasis"><text:span text:style-name="T4"> </text:span></text:span><text:span text:style-name="Strong_20_Emphasis"><text:span text:style-name="T3">Conocimiento del cliente</text:span></text:span><text:span text:style-name="T4">. El crowdsourcing permite mejorar el conocimiento del cliente, lo que permitirá entender realmente sus necesidades</text:span></text:p>
      <text:p text:style-name="P3"><text:span text:style-name="T4">*</text:span><text:span text:style-name="Strong_20_Emphasis"><text:span text:style-name="T4"> </text:span></text:span><text:span text:style-name="Strong_20_Emphasis"><text:span text:style-name="T3">Bajo costo</text:span></text:span><text:span text:style-name="T4">. El crowdsourcing permite disminuir el costo de resolución de problemas en la empresa.</text:span></text:p>
      <text:p text:style-name="P3"><text:span text:style-name="T4">* </text:span><text:span text:style-name="Strong_20_Emphasis"><text:span text:style-name="T3">Ajustarse al cliente</text:span></text:span><text:span text:style-name="T4">. El crowdsourcing permite a la empresa evolucionar a la velocidad de su mercado y ajustarse a las necesidades del cliente.</text:span></text:p>
      <text:p text:style-name="P3"><text:span text:style-name="T4">* </text:span><text:span text:style-name="Strong_20_Emphasis"><text:span text:style-name="T3">Trabajo en equipo</text:span></text:span><text:span text:style-name="T4">. El crwdsourcing permite trabajar en equipo con sus clientes para ofrecer mejores productos y servicios.</text:span></text:p>
      <text:p text:style-name="P3"><text:span text:style-name="T4">* </text:span><text:span text:style-name="Strong_20_Emphasis"><text:span text:style-name="T3">Sentido de pertenencia</text:span></text:span><text:span text:style-name="T4">. El crowdsourcing permite crear sentido de pertenencia de los clientes a través de la contribución y la colaboración.</text:span></text:p>
      <text:p text:style-name="P3"><text:span text:style-name="T4">* </text:span><text:span text:style-name="Strong_20_Emphasis"><text:span text:style-name="T3">Fidelización</text:span></text:span><text:span text:style-name="T4">. El crowdsourcing permite generar relaciones de largo plazo con el cliente</text:span></text:p>
      <text:p text:style-name="P4"><text:span text:style-name="T4">http://www.roastbrief.com.mx/2012/08/crowdsourcing-poderosa-herramienta-del-marketing-digital/</text:span></text:p>
      <text:p text:style-name="P5"><text:span text:style-name="T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Droid Sans" svg:font-family="'Droid Sans', arial, sans-serif"/>
    <style:font-face style:name="Lohit Hindi1" svg:font-family="'Lohit Hindi'"/>
    <style:font-face style:name="Verdana" svg:font-family="Verdana, Arial, Helvetica, sans-serif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iocg </meta:initial-creator>
    <meta:creation-date>2014-02-16T23:57:10.289758540</meta:creation-date>
    <dc:date>2014-02-17T09:12:38.306958900</dc:date>
    <dc:creator>antoniocg </dc:creator>
    <meta:editing-duration>PT2H49M33S</meta:editing-duration>
    <meta:editing-cycles>1</meta:editing-cycles>
    <meta:document-statistic meta:table-count="0" meta:image-count="0" meta:object-count="0" meta:page-count="2" meta:paragraph-count="22" meta:word-count="404" meta:character-count="2626" meta:non-whitespace-character-count="2249"/>
    <meta:generator>LibreOffice/4.1.3.2$Linux_X86_64 LibreOffice_project/410m0$Build-2</meta:generator>
  </office:meta>
</office:document-meta>
</file>